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Standard" style:list-style-name="L1">
      <style:text-properties style:font-name="Arial" fo:font-size="16pt" style:font-size-asian="16pt" style:font-size-complex="16pt"/>
    </style:style>
    <style:style style:name="P22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33055051394685154" text:style-name="L1">
        <text:list-item>
          <text:p text:style-name="P21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1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P3">------------------------------------------------------------</text:p>
      <text:p text:style-name="P8"><text:soft-page-break/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>@@@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ext:soft-page-break/>
        <table:table-row>
          <table:table-cell table:style-name="表56.A1" office:value-type="string">
            <text:p text:style-name="P19">הוֹי עִיר דָּמִים כֻּלָּהּ כַּחַשׁ פֶּרֶק מְלֵאָה לֹא יָמִישׁ טָרֶף</text:p>
          </table:table-cell>
          <table:table-cell table:style-name="表56.B1" office:value-type="string">
            <text:p text:style-name="P20"/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רַעַשׁ אוֹפָן וְסוּס דֹּהֵר וּמֶרְכָּבָה מְרַקֵּדָה</text:p>
          </table:table-cell>
          <table:table-cell table:style-name="表57.B1" office:value-type="string">
            <text:p text:style-name="P20"/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חֶרֶב וּבְרַק חֲנִית וְרֹב חָלָל וְכֹבֶד פָּגֶר וְאֵין קֵצֶה לַגְּוִיָּה *יִכְשְׁלוּ [וְכָשְׁלוּ] בִּגְוִיָּתָם</text:p>
          </table:table-cell>
          <table:table-cell table:style-name="表58.B1" office:value-type="string">
            <text:p text:style-name="P20"/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19">מֵרֹב זְנוּנֵי זוֹנָה טוֹבַת חֵן 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Text_20_body"/>
      <text:p text:style-name="Text_20_body"/>
      <text:p text:style-name="P5"/>
      <text:p text:style-name="Text_20_body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><text:soft-page-break/></text:p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2757734729845058195" text:style-name="L2">
        <text:list-item>
          <text:p text:style-name="P24">time label ==&gt; paste</text:p>
        </text:list-item>
        <text:list-item>
          <text:p text:style-name="P24">“@@@” ==&gt; move to → at the bottom of the doc area</text:p>
        </text:list-item>
        <text:list-item>
          <text:p text:style-name="P24">DUP : template</text:p>
        </text:list-item>
        <text:list-item>
          <text:p text:style-name="P24">close</text:p>
          <text:list>
            <text:list-item>
              <text:p text:style-name="P24">web pages</text:p>
            </text:list-item>
            <text:list-item>
              <text:p text:style-name="P24">sheet file</text:p>
            </text:list-item>
            <text:list-item>
              <text:p text:style-name="P24">folders (if any)</text:p>
            </text:list-item>
            <text:list-item>
              <text:p text:style-name="P24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ext:soft-page-break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07T10:27:22.13</dc:date>
    <dc:creator>iwabuchi ken</dc:creator>
    <meta:editing-duration>P2DT1H16M3S</meta:editing-duration>
    <meta:editing-cycles>137</meta:editing-cycles>
    <meta:generator>OpenOffice/4.1.3$Win32 OpenOffice.org_project/413m1$Build-9783</meta:generator>
    <meta:document-statistic meta:table-count="63" meta:image-count="0" meta:object-count="0" meta:page-count="31" meta:paragraph-count="683" meta:word-count="2776" meta:character-count="16672"/>
  </office:meta>
</office:document-meta>
</file>